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Fonts/Font_Noto_Sans_4.ttf" manifest:media-type="application/x-font-ttf"/>
  <manifest:file-entry manifest:full-path="Fonts/Font_FreeSans_1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Fonts/Font_Liberation_Sans_2.ttf" manifest:media-type="application/x-font-ttf"/>
  <manifest:file-entry manifest:full-path="Fonts/Font_Noto_Sans_1.ttf" manifest:media-type="application/x-font-ttf"/>
  <manifest:file-entry manifest:full-path="Fonts/Font_Cantarell_1.ttf" manifest:media-type="application/x-font-ttf"/>
  <manifest:file-entry manifest:full-path="Fonts/Font_Liberation_Sans_3.ttf" manifest:media-type="application/x-font-ttf"/>
  <manifest:file-entry manifest:full-path="Fonts/Font_Noto_Sans_2.ttf" manifest:media-type="application/x-font-ttf"/>
  <manifest:file-entry manifest:full-path="Fonts/Font_Liberation_Sans_4.ttf" manifest:media-type="application/x-font-ttf"/>
  <manifest:file-entry manifest:full-path="Fonts/Font_Noto_Sans_3.ttf" manifest:media-type="application/x-font-ttf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>
      <svg:font-face-src>
        <svg:font-face-uri xlink:href="Fonts/Font_Cantarell_1.ttf" xlink:type="simple" loext:font-style="normal" loext:font-weight="normal">
          <svg:font-face-format svg:string="truetype"/>
        </svg:font-face-uri>
        <svg:font-face-uri xlink:href="Fonts/Font_Cantarell_1.ttf" xlink:type="simple" loext:font-style="normal" loext:font-weight="bold">
          <svg:font-face-format svg:string="truetype"/>
        </svg:font-face-uri>
      </svg:font-face-src>
    </style:font-face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swiss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1" svg:font-family="'Noto Sans'" style:font-family-generic="system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2" svg:font-family="'Noto Sans'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Source Sans Pro" svg:font-family="'Source Sans Pro'"/>
    <style:font-face style:name="Source Sans Pro Black" svg:font-family="'Source Sans Pro Black'" style:font-family-generic="swiss" style:font-pitch="variable"/>
    <style:font-face style:name="Source Sans Pro Black1" svg:font-family="'Source Sans Pro Black'" style:font-pitch="variable"/>
    <style:font-face style:name="Source Sans Pro Black2" svg:font-family="'Source Sans Pro Black'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Blank_20_Slide-title">
      <style:graphic-properties draw:stroke="none" svg:stroke-width="0cm" draw:fill="none" draw:textarea-horizontal-align="center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2.572cm"/>
      <style:paragraph-properties style:writing-mode="lr-tb"/>
    </style:style>
    <style:style style:name="pr4" style:family="presentation" style:parent-style-name="Blank_20_Slid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Blank_20_Slid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_20_1-title">
      <style:graphic-properties draw:stroke="none" svg:stroke-width="0cm" draw:fill="none" draw:textarea-horizontal-align="center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1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1-notes">
      <style:graphic-properties draw:fill-color="#ffffff" fo:min-height="12.572cm"/>
      <style:paragraph-properties style:writing-mode="lr-tb"/>
    </style:style>
    <style:style style:name="pr11" style:family="presentation" style:parent-style-name="Default_20_1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_20_2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2-notes">
      <style:graphic-properties draw:fill-color="#ffffff" fo:min-height="12.572cm"/>
      <style:paragraph-properties style:writing-mode="lr-tb"/>
    </style:style>
    <style:style style:name="pr14" style:family="presentation" style:parent-style-name="Default_20_1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2" fo:font-size="27pt" fo:letter-spacing="normal" fo:language="en" fo:country="US" fo:font-style="normal" style:text-underline-style="none" fo:font-weight="bold" fo:background-color="transparent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mulador Amnesia: Um breve estudo sobre o impacto de diferente" draw:style-name="dp1" draw:master-page-name="Blank_20_Slide" presentation:presentation-page-layout-name="AL1T0">
        <draw:frame draw:name="PlaceHolder 1" presentation:style-name="pr1" draw:text-style-name="P2" draw:layer="layout" svg:width="25.997cm" svg:height="5.848cm" svg:x="1.305cm" svg:y="1.134cm" presentation:class="title" presentation:user-transformed="true">
          <draw:text-box>
            <text:p text:style-name="P1"><text:span text:style-name="T1">Simulador Amnesia: Um estudo sobre o impacto de diferentes técnicas e políticas em um computador</text:span></text:p>
          </draw:text-box>
        </draw:frame>
        <draw:frame draw:name="PlaceHolder 2" presentation:style-name="pr2" draw:text-style-name="P3" draw:layer="layout" svg:width="25.997cm" svg:height="4.234cm" svg:x="1cm" svg:y="10.819cm" presentation:class="subtitle" presentation:user-transformed="true">
          <draw:text-box>
            <text:p text:style-name="P1"><text:span text:style-name="T2">Rafael Amauri Diniz Augusto - 651047</text:span></text:p>
            <text:p text:style-name="P1"><text:span text:style-name="T2">XXXXXXX</text:span></text:p>
            <text:p text:style-name="P1"><text:span text:style-name="T2">XXXXXXX</text:span></text:p>
            <text:p text:style-name="P1"><text:span text:style-name="T2">XXXXXXX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e 1: Políticas de Substituição FIFO e LRU" draw:style-name="dp1" draw:master-page-name="Blank_20_Slide">
        <draw:frame draw:name="PlaceHolder 1" presentation:style-name="pr1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1: Políticas de Substituição FIFO e LRU</text:span></text:p>
          </draw:text-box>
        </draw:frame>
        <draw:frame draw:name="PlaceHolder 2" presentation:style-name="pr4" draw:text-style-name="P5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política LRU na Memória Principal" draw:style-name="dp1" draw:master-page-name="Default">
        <draw:frame draw:name="PlaceHolder 1" presentation:style-name="pr5" draw:text-style-name="P2" draw:layer="layout" svg:width="25.997cm" svg:height="1.997cm" svg:x="1cm" svg:y="0.627cm" presentation:class="title" presentation:user-transformed="true">
          <draw:text-box>
            <text:p text:style-name="P1"><text:span text:style-name="T1">Impacto da política LRU na Memória Principal</text:span></text:p>
          </draw:text-box>
        </draw:frame>
        <draw:frame draw:style-name="gr2" draw:text-style-name="P6" draw:layer="layout" svg:width="23.989cm" svg:height="9.996cm" svg:x="2.678cm" svg:y="3.8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política LRU na Cache" draw:style-name="dp1" draw:master-page-name="Default">
        <draw:frame draw:name="PlaceHolder 1" presentation:style-name="pr5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política LRU na Cache</text:span></text:p>
          </draw:text-box>
        </draw:frame>
        <draw:frame draw:style-name="gr2" draw:text-style-name="P6" draw:layer="layout" svg:width="23.989cm" svg:height="9.996cm" svg:x="2.678cm" svg:y="3.8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política LRU no disco" draw:style-name="dp1" draw:master-page-name="Default">
        <draw:frame draw:name="PlaceHolder 1" presentation:style-name="pr5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política LRU no disco</text:span></text:p>
          </draw:text-box>
        </draw:frame>
        <draw:frame draw:style-name="gr2" draw:text-style-name="P6" draw:layer="layout" svg:width="23.989cm" svg:height="9.996cm" svg:x="2.678cm" svg:y="3.8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política LRU na tabela de páginas" draw:style-name="dp1" draw:master-page-name="Default">
        <draw:frame draw:name="PlaceHolder 1" presentation:style-name="pr5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política LRU na tabela de páginas</text:span></text:p>
          </draw:text-box>
        </draw:frame>
        <draw:frame draw:style-name="gr2" draw:text-style-name="P6" draw:layer="layout" svg:width="23.989cm" svg:height="9.996cm" svg:x="2.678cm" svg:y="3.8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e 2: TLB" draw:style-name="dp1" draw:master-page-name="Blank_20_Slide">
        <draw:frame draw:name="PlaceHolder 1" presentation:style-name="pr1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2: Alteração do tamanho da TLB</text:span></text:p>
          </draw:text-box>
        </draw:frame>
        <draw:frame draw:name="PlaceHolder 2" presentation:style-name="pr7" draw:text-style-name="P5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o tamanho da TLB na memória principal" draw:style-name="dp1" draw:master-page-name="Default">
        <draw:frame draw:name="PlaceHolder 1" presentation:style-name="pr5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o tamanho da TLB na memória principal</text:span></text:p>
          </draw:text-box>
        </draw:frame>
        <draw:frame draw:style-name="gr2" draw:text-style-name="P6" draw:layer="layout" svg:width="23.989cm" svg:height="9.996cm" svg:x="2.678cm" svg:y="3.8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o tamanho da TLB na tabela de páginas" draw:style-name="dp1" draw:master-page-name="Default">
        <draw:frame draw:name="PlaceHolder 1" presentation:style-name="pr5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o tamanho da TLB na tabela de páginas</text:span></text:p>
          </draw:text-box>
        </draw:frame>
        <draw:frame draw:style-name="gr2" draw:text-style-name="P6" draw:layer="layout" svg:width="23.989cm" svg:height="9.996cm" svg:x="2.678cm" svg:y="3.8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o tamanho da TLB na TLB" draw:style-name="dp1" draw:master-page-name="Default">
        <draw:frame draw:name="PlaceHolder 1" presentation:style-name="pr5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o tamanho da TLB na TLB</text:span></text:p>
          </draw:text-box>
        </draw:frame>
        <draw:frame draw:style-name="gr2" draw:text-style-name="P6" draw:layer="layout" svg:width="23.989cm" svg:height="9.996cm" svg:x="2.678cm" svg:y="3.8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e 3: Associatividade" draw:style-name="dp1" draw:master-page-name="Default_20_1">
        <draw:frame draw:name="PlaceHolder 1" presentation:style-name="pr8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3: Associatividade de uma, duas e três vias</text:span></text:p>
          </draw:text-box>
        </draw:frame>
        <draw:frame draw:name="PlaceHolder 2" presentation:style-name="pr9" draw:text-style-name="P5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11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a associatividade na cache" draw:style-name="dp1" draw:master-page-name="Default">
        <draw:frame draw:name="PlaceHolder 1" presentation:style-name="pr5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a associatividade na cache</text:span></text:p>
          </draw:text-box>
        </draw:frame>
        <draw:frame draw:style-name="gr2" draw:text-style-name="P6" draw:layer="layout" svg:width="23.989cm" svg:height="9.996cm" svg:x="2.678cm" svg:y="3.8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a alteração da associatividade na memória principal" draw:style-name="dp1" draw:master-page-name="Default">
        <draw:frame draw:name="PlaceHolder 1" presentation:style-name="pr5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a alteração da associatividade na memória principal</text:span></text:p>
          </draw:text-box>
        </draw:frame>
        <draw:frame draw:style-name="gr2" draw:text-style-name="P6" draw:layer="layout" svg:width="23.989cm" svg:height="9.996cm" svg:x="2.678cm" svg:y="3.8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e 4: Cache Multinível" draw:style-name="dp1" draw:master-page-name="Default_20_1">
        <draw:frame draw:name="PlaceHolder 1" presentation:style-name="pr8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4: Cache Unificada e Cache Multinível</text:span></text:p>
          </draw:text-box>
        </draw:frame>
        <draw:frame draw:name="PlaceHolder 2" presentation:style-name="pr11" draw:text-style-name="P5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1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acto de uma cache multinível na memória principal" draw:style-name="dp1" draw:master-page-name="Default_20_2">
        <draw:frame draw:name="PlaceHolder 1" presentation:style-name="pr12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Impacto de uma cache multinível na memória principal</text:span></text:p>
          </draw:text-box>
        </draw:frame>
        <draw:frame draw:style-name="gr2" draw:text-style-name="P6" draw:layer="layout" svg:width="23.991cm" svg:height="9.998cm" svg:x="2.678cm" svg:y="3.81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e 5: Tudo junto?" draw:style-name="dp1" draw:master-page-name="Default_20_1">
        <draw:frame draw:name="PlaceHolder 1" presentation:style-name="pr8" draw:text-style-name="P2" draw:layer="layout" svg:width="25.997cm" svg:height="5.848cm" svg:x="1.305cm" svg:y="2.54cm" presentation:class="title" presentation:user-transformed="true">
          <draw:text-box>
            <text:p text:style-name="P1"><text:span text:style-name="T1">Teste 5: Tudo junto?</text:span></text:p>
          </draw:text-box>
        </draw:frame>
        <draw:frame draw:name="PlaceHolder 2" presentation:style-name="pr14" draw:text-style-name="P5" draw:layer="layout" svg:width="25.997cm" svg:height="4.234cm" svg:x="1cm" svg:y="10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16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mpos de acesso totais com Cache Multinível, TLB maior e assoc" draw:style-name="dp1" draw:master-page-name="Default_20_2">
        <draw:frame draw:name="PlaceHolder 1" presentation:style-name="pr12" draw:text-style-name="P2" draw:layer="layout" svg:width="25.997cm" svg:height="1.994cm" svg:x="1cm" svg:y="0.627cm" presentation:class="title" presentation:user-transformed="true">
          <draw:text-box>
            <text:p text:style-name="P1"><text:span text:style-name="T1">Tempos de acesso totais com Cache Multinível, TLB maior e associatividade 4 vias</text:span></text:p>
          </draw:text-box>
        </draw:frame>
        <draw:frame draw:style-name="gr2" draw:text-style-name="P6" draw:layer="layout" svg:width="23.991cm" svg:height="9.998cm" svg:x="2.678cm" svg:y="3.8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8.623cm" svg:height="10.476cm" svg:x="1.483cm" svg:y="2.123cm" draw:page-number="17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Sans Pro" svg:font-family="'Source Sans Pro'"/>
    <style:font-face style:name="Source Sans Pro Black" svg:font-family="'Source Sans Pro Black'" style:font-family-generic="swiss" style:font-pitch="variable"/>
    <style:font-face style:name="Source Sans Pro Black1" svg:font-family="'Source Sans Pro Black'" style:font-pitch="variable"/>
    <style:font-face style:name="Source Sans Pro Black2" svg:font-family="'Source Sans Pro Black'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Blank_20_Slide-background" style:display-name="Blank Slid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Blank_20_Slide-backgroundobjects" style:display-name="Blank Slid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075cm" fo:text-indent="0cm"/>
    </style:style>
    <style:style style:name="Blank_20_Slide-outline6" style:display-name="Blank Slide-outline6" style:family="presentation" style:parent-style-name="Blank_20_Slide-outline5"/>
    <style:style style:name="Blank_20_Slide-outline7" style:display-name="Blank Slide-outline7" style:family="presentation" style:parent-style-name="Blank_20_Slide-outline6"/>
    <style:style style:name="Blank_20_Slide-outline8" style:display-name="Blank Slide-outline8" style:family="presentation" style:parent-style-name="Blank_20_Slide-outline7"/>
    <style:style style:name="Blank_20_Slide-outline9" style:display-name="Blank Slide-outline9" style:family="presentation" style:parent-style-name="Blank_20_Slide-outline8"/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cm" svg:stroke-color="#1abc9c" draw:stroke-linejoin="round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2" fo:font-size="18pt" fo:letter-spacing="normal" fo:language="en" fo:country="US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style-name="Mgr3" draw:text-style-name="MP5" draw:layer="backgroundobjects" svg:width="27.997cm" svg:height="15.7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27.997cm" svg:height="10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style-name="Mgr3" draw:text-style-name="MP5" draw:layer="backgroundobjects" svg:width="27.997cm" svg:height="0.747cm" svg:x="0cm" svg:y="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27.997cm" svg:height="3.37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1.247cm" svg:height="1.247cm" svg:x="25.875cm" svg:y="14.3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8" draw:layer="backgroundobjects" svg:width="1.997cm" svg:height="1.497cm" svg:x="25.5cm" svg:y="14.2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style-name="Mgr3" draw:text-style-name="MP5" draw:layer="backgroundobjects" svg:width="27.997cm" svg:height="15.7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27.997cm" svg:height="10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5.2cm" svg:height="2.629cm" svg:x="1.4cm" svg:y="0.628cm" presentation:class="title" presentation:placeholder="true">
        <draw:text-box/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3cm" svg:height="10.476cm" svg:x="1.483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style-name="Mgr3" draw:text-style-name="MP5" draw:layer="backgroundobjects" svg:width="27.997cm" svg:height="0.747cm" svg:x="0cm" svg:y="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27.997cm" svg:height="3.37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1.247cm" svg:height="1.247cm" svg:x="25.875cm" svg:y="14.3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8" draw:layer="backgroundobjects" svg:width="1.997cm" svg:height="1.497cm" svg:x="25.5cm" svg:y="14.2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5.2cm" svg:height="2.629cm" svg:x="1.4cm" svg:y="0.628cm" presentation:class="title" presentation:placeholder="true">
        <draw:text-box/>
      </draw:frame>
      <draw:frame presentation:style-name="Default_20_2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23cm" svg:height="10.476cm" svg:x="1.483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19:58:08</meta:creation-date>
    <dc:language>en-US</dc:language>
    <dc:date>2022-04-16T21:22:19.224416183</dc:date>
    <meta:editing-cycles>28</meta:editing-cycles>
    <dc:title>Midnightblue</dc:title>
    <meta:editing-duration>PT32M58S</meta:editing-duration>
    <meta:generator>LibreOffice/7.3.2.2$Linux_X86_64 LibreOffice_project/30$Build-2</meta:generator>
    <meta:document-statistic meta:object-count="122"/>
    <meta:user-defined meta:name="AppVersion">15.0000</meta:user-defined>
    <meta:template xlink:type="simple" xlink:actuate="onRequest" xlink:title="Midnightblue" xlink:href="" meta:date="2017-11-26T15:46:54.36670733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20.377cm" svg:y="4.45cm" style:legend-expansion="high" chart:style-name="ch2"/>
        <chart:plot-area chart:style-name="ch3" chart:data-source-has-labels="both" svg:x="0.479cm" svg:y="0.199cm" svg:width="19.419cm" svg:height="9.599cm">
          <chart:coordinate-region svg:x="1.471cm" svg:y="0.398cm" svg:width="18.427cm" svg:height="8.7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Base - FIFO</text:p>
              </table:table-cell>
              <table:table-cell office:value-type="string">
                <text:p>Memória com LRU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70">
                <text:p>37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790">
                <text:p>790</text:p>
              </table:table-cell>
              <table:table-cell office:value-type="float" office:value="1070">
                <text:p>10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2cm" svg:height="9.999cm" xlink:href="." xlink:type="simple" chart:class="chart:bar" chart:style-name="ch1">
        <chart:legend chart:legend-position="end" svg:x="19.109cm" svg:y="4.451cm" style:legend-expansion="high" chart:style-name="ch2"/>
        <chart:plot-area chart:style-name="ch3" chart:data-source-has-labels="both" svg:x="0.479cm" svg:y="0.199cm" svg:width="18.151cm" svg:height="9.601cm">
          <chart:coordinate-region svg:x="1.286cm" svg:y="0.398cm" svg:width="17.344cm" svg:height="8.35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7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2 níveis</text:p>
              </table:table-cell>
              <table:table-cell office:value-type="string">
                <text:p>Caso Base - Cache 1 nível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10">
                <text:p>31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730">
                <text:p>73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992cm" svg:height="9.999cm" xlink:href="." xlink:type="simple" chart:class="chart:bar" chart:style-name="ch1">
        <chart:legend chart:legend-position="end" svg:x="20.671cm" svg:y="4.451cm" style:legend-expansion="high" chart:style-name="ch2"/>
        <chart:plot-area chart:style-name="ch3" chart:data-source-has-labels="both" svg:x="0.479cm" svg:y="0.199cm" svg:width="19.713cm" svg:height="9.601cm">
          <chart:coordinate-region svg:x="1.471cm" svg:y="0.398cm" svg:width="18.721cm" svg:height="8.35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quitetura Nova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Cache 1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ache 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mória Principal</text:p>
              </table:table-cell>
              <table:table-cell office:value-type="float" office:value="670">
                <text:p>67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Disco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Tabela de Páginas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LB</text:p>
              </table:table-cell>
              <table:table-cell office:value-type="float" office:value="42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Tempo Total</text:p>
              </table:table-cell>
              <table:table-cell office:value-type="float" office:value="1347">
                <text:p>1347</text:p>
              </table:table-cell>
              <table:table-cell office:value-type="float" office:value="1479">
                <text:p>14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20.43cm" svg:y="4.45cm" style:legend-expansion="high" chart:style-name="ch2"/>
        <chart:plot-area chart:style-name="ch3" chart:data-source-has-labels="both" svg:x="0.479cm" svg:y="0.199cm" svg:width="19.472cm" svg:height="9.599cm">
          <chart:coordinate-region svg:x="1.1cm" svg:y="0.398cm" svg:width="18.851cm" svg:height="8.35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6"/>
            <chart:data-point chart:style-name="ch8"/>
            <chart:data-point chart:repeated="3"/>
          </chart:series>
          <chart:series chart:style-name="ch9" chart:values-cell-range-address="local-table.$C$2:.$C$11" chart:label-cell-address="local-table.$C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Base - FIFO</text:p>
              </table:table-cell>
              <table:table-cell office:value-type="string">
                <text:p>Cache com LRU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20.43cm" svg:y="4.45cm" style:legend-expansion="high" chart:style-name="ch2"/>
        <chart:plot-area chart:style-name="ch3" chart:data-source-has-labels="both" svg:x="0.479cm" svg:y="0.199cm" svg:width="19.472cm" svg:height="9.599cm">
          <chart:coordinate-region svg:x="1.471cm" svg:y="0.398cm" svg:width="18.48cm" svg:height="8.75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Base - FIFO</text:p>
              </table:table-cell>
              <table:table-cell office:value-type="string">
                <text:p>Disco com LRU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8.843cm" svg:y="4.45cm" style:legend-expansion="high" chart:style-name="ch2"/>
        <chart:plot-area chart:style-name="ch3" chart:data-source-has-labels="both" svg:x="0.479cm" svg:y="0.199cm" svg:width="17.885cm" svg:height="9.599cm">
          <chart:coordinate-region svg:x="1.286cm" svg:y="0.398cm" svg:width="17.078cm" svg:height="8.35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Base - FIFO</text:p>
              </table:table-cell>
              <table:table-cell office:value-type="string">
                <text:p>Tabela de Páginas com LRU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00">
                <text:p>2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7.996cm" svg:y="4.201cm" style:legend-expansion="high" chart:style-name="ch2"/>
        <chart:plot-area chart:style-name="ch3" chart:data-source-has-labels="both" svg:x="0.479cm" svg:y="0.199cm" svg:width="17.038cm" svg:height="9.599cm">
          <chart:coordinate-region svg:x="1.286cm" svg:y="0.398cm" svg:width="16.231cm" svg:height="8.35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7"/>
            <chart:data-point chart:style-name="ch9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 com Tamanho 1</text:p>
              </table:table-cell>
              <table:table-cell office:value-type="string">
                <text:p>Caso Base - TLB com Tamanho 2</text:p>
              </table:table-cell>
              <table:table-cell office:value-type="string">
                <text:p>TLB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400">
                <text:p>400</text:p>
              </table:table-cell>
              <table:table-cell office:value-type="float" office:value="370">
                <text:p>3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820">
                <text:p>820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7.996cm" svg:y="4.201cm" style:legend-expansion="high" chart:style-name="ch2"/>
        <chart:plot-area chart:style-name="ch3" chart:data-source-has-labels="both" svg:x="0.479cm" svg:y="0.199cm" svg:width="17.038cm" svg:height="9.599cm">
          <chart:coordinate-region svg:x="1.286cm" svg:y="0.398cm" svg:width="16.231cm" svg:height="8.35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D$2:.$D$10" chart:label-cell-address="local-table.$D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 com Tamanho 1</text:p>
              </table:table-cell>
              <table:table-cell office:value-type="string">
                <text:p>Caso Base - TLB com Tamanho 2</text:p>
              </table:table-cell>
              <table:table-cell office:value-type="string">
                <text:p>TLB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7.996cm" svg:y="4.201cm" style:legend-expansion="high" chart:style-name="ch2"/>
        <chart:plot-area chart:style-name="ch3" chart:data-source-has-labels="both" svg:x="0.479cm" svg:y="0.199cm" svg:width="17.038cm" svg:height="9.599cm">
          <chart:coordinate-region svg:x="1.1cm" svg:y="0.398cm" svg:width="16.417cm" svg:height="8.35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 com Tamanho 1</text:p>
              </table:table-cell>
              <table:table-cell office:value-type="string">
                <text:p>Caso Base - TLB com Tamanho 2</text:p>
              </table:table-cell>
              <table:table-cell office:value-type="string">
                <text:p>TLB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8.499cm" svg:y="4.201cm" style:legend-expansion="high" chart:style-name="ch2"/>
        <chart:plot-area chart:style-name="ch3" chart:data-source-has-labels="both" svg:x="0.479cm" svg:y="0.199cm" svg:width="17.541cm" svg:height="9.599cm">
          <chart:coordinate-region svg:x="1.1cm" svg:y="0.398cm" svg:width="16.92cm" svg:height="8.35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ividade 1</text:p>
              </table:table-cell>
              <table:table-cell office:value-type="string">
                <text:p>Caso Base - Associatividade 2</text:p>
              </table:table-cell>
              <table:table-cell office:value-type="string">
                <text:p>Associatividade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cm" svg:height="9.997cm" xlink:href="." xlink:type="simple" chart:class="chart:bar" chart:style-name="ch1">
        <chart:legend chart:legend-position="end" svg:x="18.499cm" svg:y="4.201cm" style:legend-expansion="high" chart:style-name="ch2"/>
        <chart:plot-area chart:style-name="ch3" chart:data-source-has-labels="both" svg:x="0.479cm" svg:y="0.199cm" svg:width="17.541cm" svg:height="9.599cm">
          <chart:coordinate-region svg:x="1.286cm" svg:y="0.398cm" svg:width="16.734cm" svg:height="8.35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ividade 1</text:p>
              </table:table-cell>
              <table:table-cell office:value-type="string">
                <text:p>Caso Base - Associatividade 2</text:p>
              </table:table-cell>
              <table:table-cell office:value-type="string">
                <text:p>Associatividade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